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style:text-underline-style="solid" style:text-underline-width="auto" style:text-underline-color="font-color"/>
    </style:style>
    <style:style style:name="P3" style:family="paragraph" style:parent-style-name="Text_20_body" style:list-style-name="L4">
      <style:text-properties style:font-name="Arial" style:text-underline-style="solid" style:text-underline-width="auto" style:text-underline-color="font-color"/>
    </style:style>
    <style:style style:name="P4" style:family="paragraph" style:parent-style-name="Text_20_body" style:list-style-name="L7">
      <style:text-properties style:font-name="Arial" style:text-underline-style="solid" style:text-underline-width="auto" style:text-underline-color="font-color"/>
    </style:style>
    <style:style style:name="P5" style:family="paragraph" style:parent-style-name="Text_20_body">
      <style:text-properties style:font-name="Arial" style:text-underline-style="none"/>
    </style:style>
    <style:style style:name="P6" style:family="paragraph" style:parent-style-name="Text_20_body" style:list-style-name="L4">
      <style:text-properties style:font-name="Arial" style:text-underline-style="none"/>
    </style:style>
    <style:style style:name="P7" style:family="paragraph" style:parent-style-name="Text_20_body" style:list-style-name="L7">
      <style:text-properties style:font-name="Arial" style:text-underline-style="none"/>
    </style:style>
    <style:style style:name="P8" style:family="paragraph" style:parent-style-name="Text_20_body">
      <style:text-properties style:font-name="Arial" fo:font-style="normal" style:text-underline-style="none" style:font-style-asian="normal" style:font-style-complex="normal"/>
    </style:style>
    <style:style style:name="P9" style:family="paragraph" style:parent-style-name="Text_20_body" style:list-style-name="L7">
      <style:text-properties style:font-name="Arial"/>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text-properties style:font-name="Consolas" fo:font-size="10pt" style:font-size-asian="10pt" style:font-size-complex="10pt"/>
    </style:style>
    <style:style style:name="P12" style:family="paragraph" style:parent-style-name="Heading_20_1">
      <style:text-properties fo:font-weight="normal" style:font-weight-asian="normal" style:font-weight-complex="normal"/>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cripción de la base de datos</text:h>
      <text:h text:style-name="Heading_20_1" text:outline-level="1"><text:span text:style-name="T3">Tablas</text:span></text:h>
      <text:p text:style-name="Text_20_body"><text:span text:style-name="T3"/></text:p>
      <text:list xml:id="list7428832095420913776" text:style-name="L4">
        <text:list-item>
          <text:p text:style-name="P3">idiomas</text:p>
        </text:list-item>
      </text:list>
      <text:p text:style-name="P5"><text:tab/>Contiene el identificador de los idiomas con su nombre y código</text:p>
      <text:p text:style-name="P5"/>
      <text:list xml:id="list43252339" text:continue-numbering="true" text:style-name="L4">
        <text:list-item>
          <text:p text:style-name="P3">categorias</text:p>
          <text:p text:style-name="P6">Contiene el identificador de las categorías</text:p>
        </text:list-item>
      </text:list>
      <text:p text:style-name="P2"/>
      <text:list xml:id="list43246160" text:continue-numbering="true" text:style-name="L4">
        <text:list-item>
          <text:p text:style-name="P3">categorias_idiomas</text:p>
        </text:list-item>
      </text:list>
      <text:p text:style-name="P5"><text:tab/>Contiene el nombre de la categoría en los distintos idiomas</text:p>
      <text:p text:style-name="P5"/>
      <text:list xml:id="list43242904" text:continue-numbering="true" text:style-name="L4">
        <text:list-item>
          <text:p text:style-name="P3">productos</text:p>
        </text:list-item>
      </text:list>
      <text:p text:style-name="P5"><text:tab/>Contiene el identificador de los productos, precio y categoría</text:p>
      <text:p text:style-name="P5"/>
      <text:list xml:id="list43257815" text:continue-numbering="true" text:style-name="L4">
        <text:list-item>
          <text:p text:style-name="P3">productos_idiomas</text:p>
        </text:list-item>
      </text:list>
      <text:p text:style-name="P5"><text:tab/>Contiene el nombre del producto y su descripción en los distintos idiomas</text:p>
      <text:p text:style-name="P2"/>
      <text:list xml:id="list43263683" text:continue-numbering="true" text:style-name="L4">
        <text:list-item>
          <text:p text:style-name="P3">productos_colores</text:p>
        </text:list-item>
      </text:list>
      <text:p text:style-name="P5"><text:tab/>Contiene los pares de identificadores de productos y colores</text:p>
      <text:p text:style-name="P2"/>
      <text:list xml:id="list43273012" text:continue-numbering="true" text:style-name="L4">
        <text:list-item>
          <text:p text:style-name="P3">colores</text:p>
        </text:list-item>
      </text:list>
      <text:p text:style-name="P5"><text:tab/>Contiene el identificador de los colores</text:p>
      <text:p text:style-name="P2"/>
      <text:list xml:id="list43266993" text:continue-numbering="true" text:style-name="L4">
        <text:list-item>
          <text:p text:style-name="P3">colores_idiomas</text:p>
        </text:list-item>
      </text:list>
      <text:p text:style-name="P5"><text:tab/>Contiene el nombre del color en los distintos idiomas</text:p>
      <text:p text:style-name="P2"/>
      <text:list xml:id="list43254910" text:continue-numbering="true" text:style-name="L4">
        <text:list-item>
          <text:p text:style-name="P3">ci_sessions</text:p>
        </text:list-item>
      </text:list>
      <text:p text:style-name="P8"><text:tab/>Tabla de codeigniter para guardar las sesiones</text:p>
      <text:p text:style-name="P2"/>
      <text:p text:style-name="P5">Es decir, las tablas *_idiomas son las que contendrán los textos en los distintos idiomas. Habrá una por cada tabla que contenga campos que necesiten traducción.</text:p>
      <text:p text:style-name="P5"/>
      <text:p text:style-name="P5"/>
      <text:p text:style-name="Text_20_body"/>
      <text:h text:style-name="P12" text:outline-level="1"><text:soft-page-break/>Vistas</text:h>
      <text:p text:style-name="Text_20_body"><text:span text:style-name="T3"/></text:p>
      <text:list xml:id="list6311249994546666144" text:style-name="L7">
        <text:list-item>
          <text:p text:style-name="P9"><text:span text:style-name="T5">listar_categorias</text:span></text:p>
        </text:list-item>
      </text:list>
      <text:p text:style-name="P1"><text:span text:style-name="T3"><text:tab/></text:span><text:span text:style-name="T4">Cruza las tablas categorias, categorias_idiomas e idiomas</text:span></text:p>
      <text:p text:style-name="P1"><text:span text:style-name="T4"/></text:p>
      <text:list xml:id="list43257918" text:continue-numbering="true" text:style-name="L7">
        <text:list-item>
          <text:p text:style-name="P4"><text:span text:style-name="T3">listar_productos</text:span></text:p>
          <text:p text:style-name="P7"><text:span text:style-name="T3">Cruza las tablas productos, productos_idiomas e idiomas</text:span></text:p>
        </text:list-item>
      </text:list>
      <text:p text:style-name="P1"><text:span text:style-name="T3"/></text:p>
      <text:list xml:id="list43244468" text:continue-numbering="true" text:style-name="L7">
        <text:list-item>
          <text:p text:style-name="P4"><text:span text:style-name="T3">listar_colores</text:span></text:p>
          <text:p text:style-name="P7"><text:span text:style-name="T3">Cruza las tablas colores, colores_idiomas e idiomas</text:span></text:p>
        </text:list-item>
      </text:list>
      <text:p text:style-name="P1"><text:span text:style-name="T3"/></text:p>
      <text:list xml:id="list43266463" text:continue-numbering="true" text:style-name="L7">
        <text:list-item>
          <text:p text:style-name="P4"><text:span text:style-name="T3">listar_productos_colores</text:span></text:p>
        </text:list-item>
      </text:list>
      <text:p text:style-name="P1"><text:span text:style-name="T3"><text:tab/></text:span><text:span text:style-name="T4">Cruza las tablas productos, productos_colores, colores, colores_idiomas e idiomas</text:span></text:p>
      <text:p text:style-name="P1"><text:span text:style-name="T4"/></text:p>
      <text:p text:style-name="P1"><text:span text:style-name="T3"/></text:p>
      <text:p text:style-name="Text_20_body"/>
      <text:h text:style-name="Heading_20_1" text:outline-level="1">Requisitos del proyecto</text:h>
      <text:p text:style-name="P1">La aplicación está realizada con Codeigniter 3.0.1, por lo que requiere PHP 5.4 o superior y MySQL 5.1 o superior.</text:p>
      <text:p text:style-name="P1">Usa Bootstrap 3.3.5 y Jquery 1.11.3 que los carga en línea.</text:p>
      <text:p text:style-name="P1"/>
      <text:h text:style-name="Heading_20_1" text:outline-level="1"/>
      <text:h text:style-name="Heading_20_1" text:outline-level="1">Añadir un nuevo idioma</text:h>
      <text:p text:style-name="Text_20_body"><text:span text:style-name="T1">He realizado la base de datos para que no sea necesario modificar nada ni de base de datos ni de PHP si queremos añadir un nuevo idioma. Bastaría con insertar una nueva fila en la tabla idiomas y ejecutar un script para que recorra cada una de las tablas *_idiomas e inserte una nueva fila con el identificador del idioma creado y los campos de texto en blanco por cada elemento que ya hubiera en cada tabla. Esto es necesario para que nos aparezcan los campos de texto del nuevo idioma en el panel y poder introducir su traducción. Sería un script pesado pero solo se ejecutaría como algo muy excepcional, al crear nuevos idiomas, y se prescinde así del código PHP necesario para comprobar si existe o no filas en las tablas *_idiomas para cada uno de los idiomas que tendría que ejecutarse continuamente. Es</text:span><text:span text:style-name="T2"> decir, primar el rendimiento de lo cotidiando frente a lo excepcional.</text:span></text:p>
      <text:p text:style-name="Text_20_body"><text:span text:style-name="T2">Como este diseño hace que la base de datos sea más compleja he hecho vistas por cada tabla que contenga su respectiva tabla *_idiomas para simplificar las consultas.</text:span></text:p>
      <text:p text:style-name="Text_20_body"><text:span text:style-name="T2"/></text:p>
      <text:h text:style-name="Heading_20_1" text:outline-level="1"><text:soft-page-break/>Buscador</text:h>
      <text:h text:style-name="P12" text:outline-level="1">Búsqueda por identificador</text:h>
      <text:p text:style-name="P11"><text:span text:style-name="T3">SELECT <text:line-break/> <text:s text:c="3"/>p.*, pi.*, ci.nombre AS categoria, coi.nombre AS color<text:line-break/>FROM<text:line-break/> <text:s text:c="3"/>productos p<text:line-break/> <text:s text:c="7"/>INNER JOIN<text:line-break/> <text:s text:c="3"/>categorias c ON p.fk_categorias = c.id<text:line-break/> <text:s text:c="7"/>INNER JOIN<text:line-break/> <text:s text:c="3"/>categorias_idiomas ci ON c.id = ci.fk_categorias<text:line-break/> <text:s text:c="7"/>INNER JOIN<text:line-break/> <text:s text:c="3"/>productos_idiomas pi ON p.id = pi.fk_productos<text:line-break/> <text:s text:c="7"/>INNER JOIN<text:line-break/> <text:s text:c="3"/>productos_colores pc ON p.id = pc.fk_productos<text:line-break/> <text:s text:c="7"/>INNER JOIN<text:line-break/> <text:s text:c="3"/>colores co ON pc.fk_colores = co.id<text:line-break/> <text:s text:c="7"/>INNER JOIN<text:line-break/> <text:s text:c="3"/>colores_idiomas coi ON co.id = coi.fk_colores<text:line-break/> <text:s text:c="7"/>INNER JOIN<text:line-break/> <text:s text:c="3"/>idiomas i ON pi.fk_idiomas = i.id<text:line-break/>WHERE<text:line-break/> <text:s text:c="3"/>p.id = 1 AND i.codigo = 'es'<text:line-break/>GROUP BY p.id , co.id<text:line-break/>ORDER BY pi.nombre ASC , p.precio ASC<text:line-break/>LIMIT 0 , X</text:span></text:p>
      <text:p text:style-name="P11"><text:span text:style-name="T3"/></text:p>
      <text:h text:style-name="Heading_20_1" text:outline-level="1"><text:span text:style-name="T3">Búsqueda por precio</text:span></text:h>
      <text:p text:style-name="P11"><text:span text:style-name="T3">SELECT <text:line-break/> <text:s text:c="3"/>p.*, pi.*, ci.nombre AS categoria, coi.nombre AS color<text:line-break/>FROM<text:line-break/> <text:s text:c="3"/>productos p<text:line-break/> <text:s text:c="7"/>INNER JOIN<text:line-break/> <text:s text:c="3"/>categorias c ON p.fk_categorias = c.id<text:line-break/> <text:s text:c="7"/>INNER JOIN<text:line-break/> <text:s text:c="3"/>categorias_idiomas ci ON c.id = ci.fk_categorias<text:line-break/> <text:s text:c="7"/>INNER JOIN<text:line-break/> <text:s text:c="3"/>productos_idiomas pi ON p.id = pi.fk_productos<text:line-break/> <text:s text:c="7"/>INNER JOIN<text:line-break/> <text:s text:c="3"/>productos_colores pc ON p.id = pc.fk_productos<text:line-break/> <text:s text:c="7"/>INNER JOIN<text:line-break/> <text:s text:c="3"/>colores co ON pc.fk_colores = co.id<text:line-break/> <text:s text:c="7"/>INNER JOIN<text:line-break/> <text:s text:c="3"/>colores_idiomas coi ON co.id = coi.fk_colores<text:line-break/> <text:s text:c="7"/>INNER JOIN<text:line-break/> <text:s text:c="3"/>idiomas i ON pi.fk_idiomas = i.id<text:line-break/>WHERE<text:line-break/> <text:s text:c="3"/>p.precio = 12.5 AND i.codigo = 'es'<text:line-break/>GROUP BY c.id , co.id<text:line-break/>ORDER BY pi.nombre ASC , p.precio ASC<text:line-break/>LIMIT 0 , X</text:span></text:p>
      <text:p text:style-name="P11"><text:span text:style-name="T3"/></text:p>
      <text:h text:style-name="P12" text:outline-level="1"><text:soft-page-break/>Búsqueda por categoría</text:h>
      <text:p text:style-name="P11"><text:span text:style-name="T3">SELECT <text:line-break/> <text:s text:c="3"/>p.*, pi.*, ci.nombre AS categoria, coi.nombre AS color<text:line-break/>FROM<text:line-break/> <text:s text:c="3"/>productos p<text:line-break/> <text:s text:c="7"/>INNER JOIN<text:line-break/> <text:s text:c="3"/>categorias c ON p.fk_categorias = c.id<text:line-break/> <text:s text:c="7"/>INNER JOIN<text:line-break/> <text:s text:c="3"/>categorias_idiomas ci ON c.id = ci.fk_categorias<text:line-break/> <text:s text:c="7"/>INNER JOIN<text:line-break/> <text:s text:c="3"/>productos_idiomas pi ON p.id = pi.fk_productos<text:line-break/> <text:s text:c="7"/>INNER JOIN<text:line-break/> <text:s text:c="3"/>productos_colores pc ON p.id = pc.fk_productos<text:line-break/> <text:s text:c="7"/>INNER JOIN<text:line-break/> <text:s text:c="3"/>colores co ON pc.fk_colores = co.id<text:line-break/> <text:s text:c="7"/>INNER JOIN<text:line-break/> <text:s text:c="3"/>colores_idiomas coi ON co.id = coi.fk_colores<text:line-break/> <text:s text:c="7"/>INNER JOIN<text:line-break/> <text:s text:c="3"/>idiomas i ON pi.fk_idiomas = i.id<text:line-break/>WHERE<text:line-break/> <text:s text:c="3"/>ci.nombre LIKE '%calzado%'<text:line-break/> <text:s text:c="7"/>AND i.codigo = 'es'<text:line-break/>GROUP BY c.id , co.id<text:line-break/>ORDER BY pi.nombre ASC , p.precio ASC<text:line-break/>LIMIT 0 , X<text:line-break/></text:span></text:p>
      <text:p text:style-name="P11"><text:span text:style-name="T3"/></text:p>
      <text:p text:style-name="P10"><text:span text:style-name="T3">En los 3 casos el resultado no es el requerido puesto que se obtienen tantas filas como colores tenga un producto, por lo tanto, no se puede limitar la consulta poniendo 50 en lugar de la X en la cláusula LIMIT.</text:span></text:p>
      <text:p text:style-name="P10"><text:span text:style-name="T3"/></text:p>
      <text:p text:style-name="P10"><text:span text:style-name="T3">Para la búsqueda de id y precio se hace una comparación exacta (=) y para la búsqueda por nombre de categoría una búsqueda aproximada (LIKE).</text:span></text:p>
      <text:p text:style-name="P10"><text:span text:style-name="T3"/></text:p>
      <text:p text:style-name="P1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MT" svg:font-family="ArialMT"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31T20:51:15.22</meta:creation-date>
    <dc:date>2015-08-31T23:09:00.80</dc:date>
    <meta:editing-duration>PT2H17M44S</meta:editing-duration>
    <meta:editing-cycles>7</meta:editing-cycles>
    <meta:generator>OpenOffice/4.1.1$Win32 OpenOffice.org_project/411m6$Build-9775</meta:generator>
    <meta:document-statistic meta:table-count="0" meta:image-count="0" meta:object-count="0" meta:page-count="4" meta:paragraph-count="45" meta:word-count="744" meta:character-count="4860"/>
  </office:meta>
</office:document-meta>
</file>